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F0000022B37D95889D881BD36.png" manifest:media-type="image/png"/>
  <manifest:file-entry manifest:full-path="Pictures/10000000000000B7000000C65A77012E37F83163.png" manifest:media-type="image/png"/>
  <manifest:file-entry manifest:full-path="Pictures/10000000000004A4000002031B11251EFDE4588B.png" manifest:media-type="image/png"/>
  <manifest:file-entry manifest:full-path="Pictures/10000000000002DC00000132DE9B1A946287C5FB.png" manifest:media-type="image/png"/>
  <manifest:file-entry manifest:full-path="Pictures/100000000000043B0000026CB253FB7B0208C65B.png" manifest:media-type="image/png"/>
  <manifest:file-entry manifest:full-path="Pictures/1000000000000388000002F4B32D9F9E231E8BB8.png" manifest:media-type="image/png"/>
  <manifest:file-entry manifest:full-path="Pictures/10000000000003B400000227114008C97A55EC2C.png" manifest:media-type="image/png"/>
  <manifest:file-entry manifest:full-path="Pictures/1000000000000285000003870C0CC39AFC853D9B.png" manifest:media-type="image/png"/>
  <manifest:file-entry manifest:full-path="Pictures/10000000000003B6000002BC7401DB13E9F0FAA0.png" manifest:media-type="image/png"/>
  <manifest:file-entry manifest:full-path="Pictures/1000000000000310000001E6A692E75997B0C9BF.png" manifest:media-type="image/png"/>
  <manifest:file-entry manifest:full-path="Pictures/1000000000000331000001B525EBB1D2E565D746.png" manifest:media-type="image/png"/>
  <manifest:file-entry manifest:full-path="Pictures/10000000000002620000025361DE3D8AF92FDA8D.png" manifest:media-type="image/png"/>
  <manifest:file-entry manifest:full-path="Pictures/10000000000002440000033D58674D8A37441A51.png" manifest:media-type="image/png"/>
  <manifest:file-entry manifest:full-path="Pictures/1000000000000470000001CD6E56F29B997D3BDF.png" manifest:media-type="image/png"/>
  <manifest:file-entry manifest:full-path="Pictures/100000000000018F000002B06409770A821F4968.png" manifest:media-type="image/png"/>
  <manifest:file-entry manifest:full-path="Pictures/10000000000002B1000003129C4BEB4FA08440A2.png" manifest:media-type="image/png"/>
  <manifest:file-entry manifest:full-path="Pictures/10000000000001FC000001A79D95570A52440121.png" manifest:media-type="image/png"/>
  <manifest:file-entry manifest:full-path="Pictures/100000000000030E00000231913C21025B934CC3.png" manifest:media-type="image/png"/>
  <manifest:file-entry manifest:full-path="Pictures/100000000000047A0000026A4BF99681EA3FF56A.png" manifest:media-type="image/png"/>
  <manifest:file-entry manifest:full-path="Pictures/10000000000003B6000002BC58D82E7995C030ED.png" manifest:media-type="image/png"/>
  <manifest:file-entry manifest:full-path="Pictures/10000000000001EC000001DC230BB7F3F3910D1A.png" manifest:media-type="image/png"/>
  <manifest:file-entry manifest:full-path="Pictures/1000000000000453000002C6ECB9F52714E75098.png" manifest:media-type="image/png"/>
  <manifest:file-entry manifest:full-path="Pictures/100000000000045300000303F9033752FE8D0BC6.png" manifest:media-type="image/png"/>
  <manifest:file-entry manifest:full-path="Pictures/100000000000047200000360C07A5AC12FEB8D8F.png" manifest:media-type="image/png"/>
  <manifest:file-entry manifest:full-path="Pictures/10000000000002750000033044E13DD90BB6A950.png" manifest:media-type="image/png"/>
  <manifest:file-entry manifest:full-path="Pictures/1000000000000388000001F729329AA732974C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8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-5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9.5cm" svg:x="0.056cm" svg:y="0.786cm">
          <draw:image xlink:href="Pictures/100000000000045300000303F9033752FE8D0B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4.691cm" svg:height="20.999cm" svg:x="0.009cm" svg:y="0.101cm">
          <draw:image xlink:href="Pictures/10000000000002440000033D58674D8A37441A51.png" xlink:type="simple" xlink:show="embed" xlink:actuate="onLoad">
            <text:p/>
          </draw:image>
        </draw:frame>
        <draw:frame draw:style-name="gr1" draw:text-style-name="P3" draw:layer="layout" svg:width="11.329cm" svg:height="15.86cm" svg:x="16.1cm" svg:y="4cm">
          <draw:image xlink:href="Pictures/1000000000000285000003870C0CC39AFC853D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685cm" svg:height="20.4cm" svg:x="0.315cm" svg:y="0.4cm">
          <draw:image xlink:href="Pictures/10000000000003B6000002BC7401DB13E9F0FA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7.344cm" svg:height="16.779cm" svg:x="10.6cm" svg:y="2.521cm">
          <draw:image xlink:href="Pictures/10000000000001EC000001DC230BB7F3F3910D1A.png" xlink:type="simple" xlink:show="embed" xlink:actuate="onLoad">
            <text:p/>
          </draw:image>
        </draw:frame>
        <draw:frame draw:style-name="gr1" draw:text-style-name="P1" draw:layer="layout" svg:width="12.5cm" svg:height="9.211cm" svg:x="0cm" svg:y="-0.001cm">
          <draw:image xlink:href="Pictures/10000000000003B6000002BC7401DB13E9F0FAA0.png" xlink:type="simple" xlink:show="embed" xlink:actuate="onLoad">
            <text:p/>
          </draw:image>
        </draw:frame>
        <draw:frame draw:style-name="gr1" draw:text-style-name="P1" draw:layer="layout" svg:width="11.291cm" svg:height="6.999cm" svg:x="1.6cm" svg:y="13.601cm">
          <draw:image xlink:href="Pictures/1000000000000310000001E6A692E75997B0C9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5.9cm" svg:height="5.708cm" svg:x="22.1cm" svg:y="15.1cm">
          <draw:image xlink:href="Pictures/10000000000001EC000001DC230BB7F3F3910D1A.png" xlink:type="simple" xlink:show="embed" xlink:actuate="onLoad">
            <text:p/>
          </draw:image>
        </draw:frame>
        <draw:frame draw:style-name="gr1" draw:text-style-name="P1" draw:layer="layout" svg:width="21.615cm" svg:height="11.561cm" svg:x="2.685cm" svg:y="4.439cm">
          <draw:image xlink:href="Pictures/1000000000000331000001B525EBB1D2E565D7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4.317cm" svg:height="20.337cm" svg:x="0.5cm" svg:y="0.263cm">
          <draw:image xlink:href="Pictures/1000000000000388000002F4B32D9F9E231E8BB8.png" xlink:type="simple" xlink:show="embed" xlink:actuate="onLoad">
            <text:p/>
          </draw:image>
        </draw:frame>
        <draw:frame draw:style-name="gr3" draw:text-style-name="P1" draw:layer="layout" svg:width="5.9cm" svg:height="5.708cm" svg:x="22.1cm" svg:y="15.3cm">
          <draw:image xlink:href="Pictures/10000000000001EC000001DC230BB7F3F3910D1A.png" xlink:type="simple" xlink:show="embed" xlink:actuate="onLoad">
            <text:p text:style-name="P5">c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9.367cm" svg:height="8.095cm" svg:x="4.312cm" svg:y="4.895cm">
          <draw:image xlink:href="Pictures/10000000000002DC00000132DE9B1A946287C5FB.png" xlink:type="simple" xlink:show="embed" xlink:actuate="onLoad">
            <text:p/>
          </draw:image>
        </draw:frame>
        <draw:frame draw:style-name="gr1" draw:text-style-name="P1" draw:layer="layout" svg:width="5.9cm" svg:height="5.708cm" svg:x="22.1cm" svg:y="15.1cm">
          <draw:image xlink:href="Pictures/10000000000001EC000001DC230BB7F3F3910D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7.482cm" svg:height="15.973cm" svg:x="0.318cm" svg:y="3cm">
          <draw:image xlink:href="Pictures/10000000000003B400000227114008C97A55EC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7.999cm" svg:height="11.361cm" svg:x="-0.004cm" svg:y="3.496cm">
          <draw:image xlink:href="Pictures/1000000000000470000001CD6E56F29B997D3BDF.png" xlink:type="simple" xlink:show="embed" xlink:actuate="onLoad">
            <text:p/>
          </draw:image>
        </draw:frame>
        <draw:frame draw:style-name="gr1" draw:text-style-name="P1" draw:layer="layout" svg:width="5.9cm" svg:height="5.708cm" svg:x="22.1cm" svg:y="15.1cm">
          <draw:image xlink:href="Pictures/10000000000001EC000001DC230BB7F3F3910D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0.556cm" svg:height="18.202cm" svg:x="0.3cm" svg:y="0.298cm">
          <draw:image xlink:href="Pictures/100000000000018F000002B06409770A821F4968.png" xlink:type="simple" xlink:show="embed" xlink:actuate="onLoad">
            <text:p/>
          </draw:image>
        </draw:frame>
        <draw:frame draw:style-name="gr4" draw:text-style-name="P1" draw:layer="layout" svg:width="15.428cm" svg:height="20.795cm" svg:x="12.1cm" svg:y="0.3cm">
          <draw:image xlink:href="Pictures/10000000000002B1000003129C4BEB4FA08440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13.44cm" svg:height="11.191cm" svg:x="7.276cm" svg:y="4.881cm">
          <draw:image xlink:href="Pictures/10000000000001FC000001A79D95570A52440121.png" xlink:type="simple" xlink:show="embed" xlink:actuate="onLoad">
            <text:p/>
          </draw:image>
        </draw:frame>
        <draw:frame draw:style-name="gr1" draw:text-style-name="P1" draw:layer="layout" svg:width="5.9cm" svg:height="5.708cm" svg:x="22.2cm" svg:y="15.192cm">
          <draw:image xlink:href="Pictures/10000000000001EC000001DC230BB7F3F3910D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27.999cm" svg:height="17.957cm" svg:x="0.1cm" svg:y="0.1cm">
          <draw:image xlink:href="Pictures/1000000000000453000002C6ECB9F52714E750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5.9cm" svg:height="5.708cm" svg:x="22.2cm" svg:y="15.192cm">
          <draw:image xlink:href="Pictures/10000000000001EC000001DC230BB7F3F3910D1A.png" xlink:type="simple" xlink:show="embed" xlink:actuate="onLoad">
            <text:p/>
          </draw:image>
        </draw:frame>
        <draw:frame draw:style-name="gr1" draw:text-style-name="P1" draw:layer="layout" svg:width="17.84cm" svg:height="12.798cm" svg:x="5cm" svg:y="3.202cm">
          <draw:image xlink:href="Pictures/100000000000030E00000231913C21025B934C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27.999cm" svg:height="16.028cm" svg:x="0cm" svg:y="2.6cm">
          <draw:image xlink:href="Pictures/100000000000043B0000026CB253FB7B0208C6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16.139cm" svg:height="15.742cm" svg:x="5.7cm" svg:y="1.8cm">
          <draw:image xlink:href="Pictures/10000000000002620000025361DE3D8AF92FDA8D.png" xlink:type="simple" xlink:show="embed" xlink:actuate="onLoad">
            <text:p/>
          </draw:image>
        </draw:frame>
        <draw:frame draw:style-name="gr1" draw:text-style-name="P1" draw:layer="layout" svg:width="5.9cm" svg:height="5.708cm" svg:x="22.1cm" svg:y="15.1cm">
          <draw:image xlink:href="Pictures/10000000000001EC000001DC230BB7F3F3910D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27.659cm" svg:height="20.999cm" svg:x="0.2cm" svg:y="0.2cm">
          <draw:image xlink:href="Pictures/100000000000047200000360C07A5AC12FEB8D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1" draw:layer="layout" svg:width="16.186cm" svg:height="20.999cm" svg:x="5.114cm" svg:y="0cm">
          <draw:image xlink:href="Pictures/10000000000002750000033044E13DD90BB6A950.png" xlink:type="simple" xlink:show="embed" xlink:actuate="onLoad">
            <text:p/>
          </draw:image>
        </draw:frame>
        <draw:frame draw:style-name="gr1" draw:text-style-name="P1" draw:layer="layout" svg:width="5.9cm" svg:height="5.708cm" svg:x="22.1cm" svg:y="15.1cm">
          <draw:image xlink:href="Pictures/10000000000001EC000001DC230BB7F3F3910D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" draw:text-style-name="P1" draw:layer="layout" svg:width="27.999cm" svg:height="15.098cm" svg:x="0.301cm" svg:y="2.1cm">
          <draw:image xlink:href="Pictures/100000000000047A0000026A4BF99681EA3FF5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" draw:text-style-name="P1" draw:layer="layout" svg:width="5.9cm" svg:height="5.708cm" svg:x="22.1cm" svg:y="15.1cm">
          <draw:image xlink:href="Pictures/10000000000001EC000001DC230BB7F3F3910D1A.png" xlink:type="simple" xlink:show="embed" xlink:actuate="onLoad">
            <text:p/>
          </draw:image>
        </draw:frame>
        <draw:frame draw:style-name="gr1" draw:text-style-name="P1" draw:layer="layout" svg:width="23.917cm" svg:height="13.308cm" svg:x="0.637cm" svg:y="2.589cm">
          <draw:image xlink:href="Pictures/1000000000000388000001F729329AA732974C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" draw:text-style-name="P1" draw:layer="layout" svg:width="27.999cm" svg:height="12.136cm" svg:x="-0.004cm" svg:y="2.875cm">
          <draw:image xlink:href="Pictures/10000000000004A4000002031B11251EFDE458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frame draw:style-name="gr1" draw:text-style-name="P1" draw:layer="layout" svg:width="17.344cm" svg:height="16.779cm" svg:x="10.6cm" svg:y="2.522cm">
          <draw:image xlink:href="Pictures/10000000000001EC000001DC230BB7F3F3910D1A.png" xlink:type="simple" xlink:show="embed" xlink:actuate="onLoad">
            <text:p/>
          </draw:image>
        </draw:frame>
        <draw:frame draw:style-name="gr1" draw:text-style-name="P1" draw:layer="layout" svg:width="12.5cm" svg:height="9.211cm" svg:x="0cm" svg:y="0cm">
          <draw:image xlink:href="Pictures/10000000000003B6000002BC58D82E7995C030ED.png" xlink:type="simple" xlink:show="embed" xlink:actuate="onLoad">
            <text:p/>
          </draw:image>
        </draw:frame>
        <draw:frame draw:style-name="gr1" draw:text-style-name="P1" draw:layer="layout" svg:width="11.291cm" svg:height="6.999cm" svg:x="1.6cm" svg:y="13.602cm">
          <draw:image xlink:href="Pictures/1000000000000310000001E6A692E75997B0C9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5" draw:text-style-name="P1" draw:layer="layout" svg:width="8.369cm" svg:height="9.055cm" svg:x="0.031cm" svg:y="-0.024cm">
          <draw:image xlink:href="Pictures/10000000000000B7000000C65A77012E37F83163.png" xlink:type="simple" xlink:show="embed" xlink:actuate="onLoad">
            <text:p/>
          </draw:image>
        </draw:frame>
        <draw:frame draw:style-name="gr1" draw:text-style-name="P1" draw:layer="layout" svg:width="21.563cm" svg:height="14.683cm" svg:x="6.337cm" svg:y="6.1cm">
          <draw:image xlink:href="Pictures/100000000000032F0000022B37D95889D881BD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2:09:41.816627013</meta:creation-date>
    <dc:date>2018-09-19T23:31:37.766245266</dc:date>
    <meta:editing-duration>PT47M47S</meta:editing-duration>
    <meta:editing-cycles>13</meta:editing-cycles>
    <meta:generator>LibreOffice/5.1.6.2$Linux_X86_64 LibreOffice_project/10m0$Build-2</meta:generator>
    <meta:document-statistic meta:object-count="109"/>
  </office:meta>
</office:document-meta>
</file>